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249d" officeooo:paragraph-rsid="0019249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249d" officeooo:paragraph-rsid="001924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9249d" officeooo:paragraph-rsid="0019249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9249d" officeooo:paragraph-rsid="00253fa0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acbf4" officeooo:paragraph-rsid="001acbf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53fa0" officeooo:paragraph-rsid="00253fa0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53fa0" officeooo:paragraph-rsid="00271d8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c508b" officeooo:paragraph-rsid="00253fa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7d1df" officeooo:paragraph-rsid="0027d1df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88bef" officeooo:paragraph-rsid="00288bef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53fa0" officeooo:paragraph-rsid="00253fa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53fa0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c508b" officeooo:paragraph-rsid="002f3930"/>
    </style:style>
    <style:style style:name="P14" style:family="paragraph" style:parent-style-name="Standard" style:list-style-name="L4">
      <style:paragraph-properties fo:text-align="start" style:justify-single-word="false"/>
      <style:text-properties style:text-underline-style="none" officeooo:rsid="00271d83" officeooo:paragraph-rsid="00271d83"/>
    </style:style>
    <style:style style:name="P15" style:family="paragraph" style:parent-style-name="Standard" style:list-style-name="L4">
      <style:paragraph-properties fo:text-align="start" style:justify-single-word="false"/>
      <style:text-properties style:text-underline-style="none" officeooo:rsid="00253fa0" officeooo:paragraph-rsid="00271d83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officeooo:rsid="00253fa0" officeooo:paragraph-rsid="00253fa0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officeooo:rsid="001acbf4" officeooo:paragraph-rsid="001acbf4"/>
    </style:style>
    <style:style style:name="P18" style:family="paragraph" style:parent-style-name="Heading_20_3">
      <style:text-properties style:text-underline-style="none"/>
    </style:style>
    <style:style style:name="T1" style:family="text">
      <style:text-properties style:text-underline-style="solid" style:text-underline-width="auto" style:text-underline-color="font-color" officeooo:rsid="001acbf4"/>
    </style:style>
    <style:style style:name="T2" style:family="text">
      <style:text-properties officeooo:rsid="00271d83"/>
    </style:style>
    <style:style style:name="T3" style:family="text">
      <style:text-properties style:text-underline-style="none" officeooo:rsid="00253fa0"/>
    </style:style>
    <style:style style:name="T4" style:family="text">
      <style:text-properties style:text-underline-style="none" officeooo:rsid="00262282"/>
    </style:style>
    <style:style style:name="T5" style:family="text">
      <style:text-properties style:text-underline-style="none" officeooo:rsid="00271d83"/>
    </style:style>
    <style:style style:name="T6" style:family="text">
      <style:text-properties style:text-underline-style="none" officeooo:rsid="002f3930"/>
    </style:style>
    <style:style style:name="T7" style:family="text">
      <style:text-properties officeooo:rsid="0027d1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d1df" style:font-weight-asian="normal" style:font-weight-complex="normal"/>
    </style:style>
    <style:style style:name="T10" style:family="text">
      <style:text-properties fo:font-weight="normal" officeooo:rsid="002b1b00" style:font-weight-asian="normal" style:font-weight-complex="normal"/>
    </style:style>
    <style:style style:name="T11" style:family="text">
      <style:text-properties fo:font-weight="normal" officeooo:rsid="002f8d64" style:font-weight-asian="normal" style:font-weight-complex="normal"/>
    </style:style>
    <style:style style:name="T12" style:family="text">
      <style:text-properties officeooo:rsid="00288bef"/>
    </style:style>
    <style:style style:name="T13" style:family="text">
      <style:text-properties officeooo:rsid="002f393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2f8d64"/>
    </style:style>
    <style:style style:name="T17" style:family="text">
      <style:text-properties officeooo:rsid="001acbf4"/>
    </style:style>
    <style:style style:name="T18" style:family="text">
      <style:text-properties officeooo:rsid="002fe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DE RECHERCHE DOCUMENTAIRE </text:p>
      <text:p text:style-name="P1"/>
      <text:h text:style-name="P18" text:outline-level="3"><text:span text:style-name="T17">Présentation du modèle choisi et de l'implémentation</text:span></text:h>
      <text:p text:style-name="P3"/>
      <text:p text:style-name="P8">Nous avons choisi un modèle booléen de recherche, et son implémentation en Java EE avec les outils et <text:s/>bibliothèques comme Spring-mvc pour le pattern mvc et Lucene.</text:p>
      <text:p text:style-name="P4"/>
      <text:p text:style-name="P11">Implémentation des fonctionnalités</text:p>
      <text:p text:style-name="P6"/>
      <text:p text:style-name="P12"><text:span text:style-name="T6">D</text:span><text:span text:style-name="T3">ans un </text:span><text:span text:style-name="T4">premier</text:span><text:span text:style-name="T3"> temps nous avons implémenté l'index pour pouvoir stocker de manière unique tous les termes du corpus avec leurs fréquences et les listes de documents dans lesquels ils apparaissent, </text:span><text:span text:style-name="T5">pour cela nous avons utilisé xml-parser de la bibliothèque SAX et nous avons ajouter dans tous les fichiers sources une balise racine </text:span>&lt;Doccument&gt; &lt;/Doccument&gt;. <text:span text:style-name="T12">Le temps d'indexation est quasi instantanée.</text:span></text:p>
      <text:p text:style-name="P7"><text:span text:style-name="T13">N</text:span>ous avons implémenté la recherche en tenant compte du TF-IDF logarithmique <text:span text:style-name="T2">proposé par lucene. </text:span></text:p>
      <text:p text:style-name="P10"><text:span text:style-name="T16">Recherches possibles</text:span> :</text:p>
      <text:list xml:id="list4536804016284855506" text:style-name="L4">
        <text:list-item>
          <text:p text:style-name="P14">de manière simple avec un seul mot,</text:p>
        </text:list-item>
        <text:list-item>
          <text:p text:style-name="P15"><text:span text:style-name="T2">recherche avancé avec terme composé, entre crochet ou avec *,</text:span></text:p>
        </text:list-item>
        <text:list-item>
          <text:p text:style-name="P16"><text:span text:style-name="T16">optimisation</text:span> <text:span text:style-name="T7">de</text:span> la recherche et la création d'index pour obtenir un système rapide et fiable,</text:p>
        </text:list-item>
        <text:list-item>
          <text:p text:style-name="P17"><text:span text:style-name="T11">é</text:span><text:span text:style-name="T8">valuation de <text:s/>la pertinence des documents : </text:span><text:span text:style-name="T9">Topdoc</text:span><text:span text:style-name="T10">s</text:span><text:span text:style-name="T9"> (TF-IDF plus élevés) renvoyés en premier.</text:span></text:p>
        </text:list-item>
      </text:list>
      <text:p text:style-name="P5"/>
      <text:p text:style-name="P13"><text:span text:style-name="T15">Améliorations possibles</text:span>  </text:p>
      <text:p text:style-name="P13"/>
      <text:p text:style-name="P9"><text:span text:style-name="T13">A</text:span>mélioration de l'interface de manière à pouvoir colorer parfaitement le texte sélectionné en utilisant du JQuerry (javascript). Et ainsi, augment<text:span text:style-name="T18">er</text:span> la réactivité coté vue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uneuv Makoundou</meta:initial-creator>
    <meta:creation-date>2015-11-10T00:02:32.816221465</meta:creation-date>
    <dc:date>2016-01-10T00:11:31.179057210</dc:date>
    <meta:editing-duration>PT3H3M16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95" meta:character-count="1287" meta:non-whitespace-character-count="1103"/>
  </office:meta>
</office:document-meta>
</file>